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78 : Introduction of nthroot function</text:h>
      <text:p text:style-name="P2"/>
      <text:p text:style-name="P1"/>
      <text:p text:style-name="P1">Version: 1.0</text:p>
      <text:p text:style-name="P1">Author: Adeline CARNIS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02/04/2012</text:p>
      <text:p text:style-name="P2"/>
      <text:p text:style-name="P1"/>
      <text:h text:style-name="P8" text:outline-level="3">Abstract</text:h>
      <text:p text:style-name="P4">nthroot return<text:span text:style-name="T4">s real nth root of real numbers.</text:span></text:p>
      <text:p text:style-name="P1"/>
      <text:h text:style-name="P8" text:outline-level="3">Rationale</text:h>
      <text:p text:style-name="P5"/>
      <text:p text:style-name="P4">y = nthroot(x,n) returns the real nth root of the elements of x. Both x and n must be real and n must be a scalar. X must be of size m*p and n must be of size 1*1.</text:p>
      <text:p text:style-name="P4">If x has negative entries, n must be an odd integer.</text:p>
      <text:p text:style-name="P4">If x = [] then y = [].</text:p>
      <text:p text:style-name="P4">If x &gt;= 0 and n =%inf or -%inf then y = 1.</text:p>
      <text:p text:style-name="P4">If x &lt; 0 and n =%inf or -%inf then y = -1.</text:p>
      <text:p text:style-name="P4">if x = 0 or x = 1 and n =%nan, then y =%nan.</text:p>
      <text:p text:style-name="P4">If n = -%eps and x =%eps or x = 0 then y =%inf</text:p>
      <text:p text:style-name="P4">If n = -%eps and x &gt;1 and x~=%eps and x~=%nan then y = 0.</text:p>
      <text:p text:style-name="P4">If n = -%eps and x =%eps then y =%inf</text:p>
      <text:p text:style-name="P4">If n = -%eps and x =%nan then y =%nan</text:p>
      <text:p text:style-name="P4">if n = %eps and x =%eps or x = 0 then y = 0</text:p>
      <text:p text:style-name="P4">if n = %eps and x&gt;1 and x ~= %eps and x ~=%nan then y =%inf</text:p>
      <text:p text:style-name="P4">If n = 0 and x =%eps then y = 0</text:p>
      <text:p text:style-name="P4">if n = 0 and x&gt;1 then y = %inf</text:p>
      <text:p text:style-name="P4">If n = 0 and x = 1 then y =%nan</text:p>
      <text:p text:style-name="P4"/>
      <text:h text:style-name="P8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nthroot(-2,3) returns the real cube root of -2.</text:span></text:span></text:p>
      <text:p text:style-name="P3"><text:span text:style-name="Teletype"><text:span text:style-name="T1">ans = -1,259921</text:span></text:span></text:p>
      <text:p text:style-name="P3"><text:soft-page-break/><text:span text:style-name="Teletype"><text:span text:style-name="T1">By comparison, (-2)^(1/3) or exp((1/3)*log(-2)) returns a complex cube root of -2.</text:span></text:span></text:p>
      <text:p text:style-name="P3"><text:span text:style-name="Teletype"><text:span text:style-name="T1">ans = 0,6299605 + 1,0911236i</text:span></text:span></text:p>
      <text:p text:style-name="P3"><text:span text:style-name="Teletype"><text:span text:style-name="T1"/></text:span></text:p>
      <text:h text:style-name="P8" text:outline-level="3">Bibliography</text:h>
      <text:p text:style-name="P3"><text:a xlink:type="simple" xlink:href="http://www.mathworks.fr/help/techdoc/ref/nthroot.html">http://www.mathworks.fr/help/techdoc/ref/nthroot.html</text:a></text:p>
      <text:p text:style-name="P3"/>
      <text:h text:style-name="P8" text:outline-level="3">Changelog</text:h>
      <text:p text:style-name="P3"><text:tab/><text:span text:style-name="T2">1.0 – Initial revision</text:span></text:p>
      <text:p text:style-name="P6"/>
      <text:h text:style-name="P8" text:outline-level="3">Copyright</text:h>
      <text:p text:style-name="P1">This document has been placed under the license CeCILL-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16</dc:date>
    <meta:editing-cycles>13</meta:editing-cycles>
    <meta:editing-duration>P1DT4H42M46S</meta:editing-duration>
    <meta:document-statistic meta:table-count="0" meta:image-count="0" meta:object-count="0" meta:page-count="2" meta:paragraph-count="37" meta:word-count="286" meta:character-count="1289"/>
    <dc:creator>Eric Gallager</dc:creator>
    <meta:user-defined meta:name="Info 1"/>
    <meta:user-defined meta:name="Info 2"/>
    <meta:user-defined meta:name="Info 3"/>
    <meta:user-defined meta:name="Info 4"/>
  </office:meta>
</office:document-meta>
</file>